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A6000002F2B6878CC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4.711cm" svg:height="19.949cm" svg:x="0.131cm" svg:y="0.099cm">
          <draw:image xlink:href="Pictures/10000201000003A6000002F2B6878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Standard" style:page-layout-name="PM1" draw:style-name="Mdp1">
      <draw:frame presentation:style-name="Standard-title" draw:layer="backgroundobjects" svg:width="22.499cm" svg:height="3.339cm" svg:x="1.25cm" svg:y="0.797cm" presentation:class="title" presentation:placeholder="true">
        <draw:text-box/>
      </draw:frame>
      <draw:frame presentation:style-name="Standard-outline1" draw:layer="backgroundobjects" svg:width="22.499cm" svg:height="11.599cm" svg:x="1.25cm" svg:y="4.68cm" presentation:class="outline" presentation:placeholder="true">
        <draw:text-box/>
      </draw:frame>
      <draw:frame presentation:style-name="Mpr1" draw:text-style-name="MP2" draw:layer="backgroundobjects" svg:width="5.824cm" svg:height="1.379cm" svg:x="1.25cm" svg:y="18.2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924cm" svg:height="1.379cm" svg:x="8.55cm" svg:y="18.2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824cm" svg:height="1.379cm" svg:x="17.925cm" svg:y="18.22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8:01:23.131000000</meta:creation-date>
    <dc:date>2017-06-09T18:10:24.635000000</dc:date>
    <meta:editing-duration>PT9M3S</meta:editing-duration>
    <meta:editing-cycles>1</meta:editing-cycles>
    <meta:document-statistic meta:object-count="24"/>
    <meta:generator>LibreOffice/4.4.5.2$Windows_x86 LibreOffice_project/a22f674fd25a3b6f45bdebf25400ed2adff0ff99</meta:generator>
  </office:meta>
</office:document-meta>
</file>